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50.94mm" style:rel-column-width="40458*"/>
    </style:style>
    <style:style style:name="Table1.B" style:family="table-column">
      <style:table-column-properties style:column-width="31.57mm" style:rel-column-width="25077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bottom" fo:padding="0.97mm" fo:border="none"/>
    </style:style>
    <style:style style:name="Table1.A2" style:family="table-cell">
      <style:table-cell-properties style:vertical-align="" fo:padding="0.97mm" fo:border="none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27" style:family="table">
      <style:table-properties style:width="82.44mm" table:align="left"/>
    </style:style>
    <style:style style:name="Table27.A" style:family="table-column">
      <style:table-column-properties style:column-width="53.43mm"/>
    </style:style>
    <style:style style:name="Table27.B" style:family="table-column">
      <style:table-column-properties style:column-width="29.02mm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2aa729c"/>
    </style:style>
    <style:style style:name="P3" style:family="paragraph" style:parent-style-name="Text_20_body">
      <style:paragraph-properties fo:text-align="start" style:justify-single-word="false"/>
      <style:text-properties officeooo:rsid="02bd5188" officeooo:paragraph-rsid="02bd5188"/>
    </style:style>
    <style:style style:name="P4" style:family="paragraph" style:parent-style-name="Text_20_body">
      <style:text-properties officeooo:paragraph-rsid="02c51d3e"/>
    </style:style>
    <style:style style:name="P5" style:family="paragraph" style:parent-style-name="Text_20_body">
      <style:text-properties officeooo:rsid="02c7a57e" officeooo:paragraph-rsid="02c7a57e"/>
    </style:style>
    <style:style style:name="P6" style:family="paragraph" style:parent-style-name="Text_20_body">
      <style:text-properties officeooo:paragraph-rsid="02d0a576"/>
    </style:style>
    <style:style style:name="P7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9" style:family="paragraph" style:parent-style-name="Text_20_body">
      <style:text-properties officeooo:rsid="02d9ee72" officeooo:paragraph-rsid="02d9ee72"/>
    </style:style>
    <style:style style:name="P10" style:family="paragraph" style:parent-style-name="Text_20_body">
      <style:text-properties officeooo:paragraph-rsid="02e44660"/>
    </style:style>
    <style:style style:name="P11" style:family="paragraph" style:parent-style-name="Text_20_body">
      <style:text-properties officeooo:paragraph-rsid="02f67386"/>
    </style:style>
    <style:style style:name="P12" style:family="paragraph" style:parent-style-name="Preformatted_20_Text"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31a16c8" officeooo:paragraph-rsid="031a16c8" style:font-name-asian="NSimSun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28f9a49"/>
    </style:style>
    <style:style style:name="P16" style:family="paragraph" style:parent-style-name="Preformatted_20_Text">
      <style:text-properties officeooo:rsid="02a75a69" officeooo:paragraph-rsid="02a7b12a"/>
    </style:style>
    <style:style style:name="P17" style:family="paragraph" style:parent-style-name="Preformatted_20_Text">
      <style:text-properties officeooo:rsid="02a75a69" officeooo:paragraph-rsid="02aa729c"/>
    </style:style>
    <style:style style:name="P18" style:family="paragraph" style:parent-style-name="Preformatted_20_Text">
      <style:text-properties officeooo:rsid="02a75a69" officeooo:paragraph-rsid="02ad2afd"/>
    </style:style>
    <style:style style:name="P19" style:family="paragraph" style:parent-style-name="Preformatted_20_Text">
      <style:text-properties officeooo:rsid="02a75a69" officeooo:paragraph-rsid="02b1f2fe"/>
    </style:style>
    <style:style style:name="P20" style:family="paragraph" style:parent-style-name="Preformatted_20_Text">
      <style:text-properties officeooo:rsid="02a75a69" officeooo:paragraph-rsid="02e44660"/>
    </style:style>
    <style:style style:name="P21" style:family="paragraph" style:parent-style-name="Preformatted_20_Text">
      <style:text-properties officeooo:rsid="02a75a69" officeooo:paragraph-rsid="02f67386"/>
    </style:style>
    <style:style style:name="P22" style:family="paragraph" style:parent-style-name="Preformatted_20_Text">
      <style:text-properties officeooo:paragraph-rsid="02a7b12a"/>
    </style:style>
    <style:style style:name="P23" style:family="paragraph" style:parent-style-name="Preformatted_20_Text">
      <style:text-properties fo:font-weight="bold" style:font-weight-asian="bold" style:font-weight-complex="bold"/>
    </style:style>
    <style:style style:name="P24" style:family="paragraph" style:parent-style-name="Preformatted_20_Text">
      <style:text-properties fo:font-weight="bold" officeooo:paragraph-rsid="02a7b12a" style:font-weight-asian="bold" style:font-weight-complex="bold"/>
    </style:style>
    <style:style style:name="P25" style:family="paragraph" style:parent-style-name="Preformatted_20_Text">
      <style:text-properties officeooo:paragraph-rsid="02a9abd0"/>
    </style:style>
    <style:style style:name="P26" style:family="paragraph" style:parent-style-name="Preformatted_20_Text">
      <style:text-properties officeooo:paragraph-rsid="02ad2afd"/>
    </style:style>
    <style:style style:name="P27" style:family="paragraph" style:parent-style-name="Preformatted_20_Text">
      <style:text-properties officeooo:paragraph-rsid="02afffc4"/>
    </style:style>
    <style:style style:name="P28" style:family="paragraph" style:parent-style-name="Preformatted_20_Text">
      <style:text-properties officeooo:paragraph-rsid="02b1f2fe"/>
    </style:style>
    <style:style style:name="P29" style:family="paragraph" style:parent-style-name="Preformatted_20_Text">
      <style:text-properties officeooo:paragraph-rsid="02c51d3e"/>
    </style:style>
    <style:style style:name="P30" style:family="paragraph" style:parent-style-name="Preformatted_20_Text">
      <style:text-properties officeooo:paragraph-rsid="02c7a57e"/>
    </style:style>
    <style:style style:name="P31" style:family="paragraph" style:parent-style-name="Preformatted_20_Text">
      <style:paragraph-properties fo:text-align="start" style:justify-single-word="false"/>
      <style:text-properties officeooo:paragraph-rsid="02ce6d85"/>
    </style:style>
    <style:style style:name="P32" style:family="paragraph" style:parent-style-name="Preformatted_20_Text">
      <style:text-properties officeooo:paragraph-rsid="02d4efd5"/>
    </style:style>
    <style:style style:name="P33" style:family="paragraph" style:parent-style-name="Preformatted_20_Text">
      <style:text-properties officeooo:paragraph-rsid="02dc5a22"/>
    </style:style>
    <style:style style:name="P34" style:family="paragraph" style:parent-style-name="Preformatted_20_Text">
      <style:text-properties officeooo:paragraph-rsid="02dcdc6c"/>
    </style:style>
    <style:style style:name="P35" style:family="paragraph" style:parent-style-name="Preformatted_20_Text">
      <style:text-properties officeooo:paragraph-rsid="02e44660"/>
    </style:style>
    <style:style style:name="P36" style:family="paragraph" style:parent-style-name="Preformatted_20_Text">
      <style:paragraph-properties fo:text-align="end" style:justify-single-word="false"/>
    </style:style>
    <style:style style:name="P37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38" style:family="paragraph" style:parent-style-name="Preformatted_20_Text">
      <style:text-properties officeooo:paragraph-rsid="02e98129"/>
    </style:style>
    <style:style style:name="P39" style:family="paragraph" style:parent-style-name="Preformatted_20_Text">
      <style:text-properties officeooo:paragraph-rsid="02eadc1c"/>
    </style:style>
    <style:style style:name="P40" style:family="paragraph" style:parent-style-name="Preformatted_20_Text">
      <style:text-properties officeooo:paragraph-rsid="02f0c1a1"/>
    </style:style>
    <style:style style:name="P41" style:family="paragraph" style:parent-style-name="Preformatted_20_Text">
      <style:text-properties officeooo:paragraph-rsid="02f67386"/>
    </style:style>
    <style:style style:name="P42" style:family="paragraph" style:parent-style-name="Preformatted_20_Text">
      <style:text-properties officeooo:rsid="02a75a69" officeooo:paragraph-rsid="02f67386" style:text-scale="99%"/>
    </style:style>
    <style:style style:name="P43" style:family="paragraph" style:parent-style-name="Preformatted_20_Text">
      <style:text-properties officeooo:paragraph-rsid="02f80eba"/>
    </style:style>
    <style:style style:name="P44" style:family="paragraph" style:parent-style-name="Preformatted_20_Text">
      <style:text-properties officeooo:rsid="02f93290" officeooo:paragraph-rsid="02f93290"/>
    </style:style>
    <style:style style:name="P45" style:family="paragraph" style:parent-style-name="Preformatted_20_Text">
      <style:text-properties officeooo:paragraph-rsid="02f93290"/>
    </style:style>
    <style:style style:name="P46" style:family="paragraph" style:parent-style-name="Preformatted_20_Text">
      <style:text-properties officeooo:rsid="02ff7f82" officeooo:paragraph-rsid="02ff7f82"/>
    </style:style>
    <style:style style:name="P47" style:family="paragraph" style:parent-style-name="Preformatted_20_Text">
      <style:text-properties officeooo:rsid="0300ea59" officeooo:paragraph-rsid="0300ea59"/>
    </style:style>
    <style:style style:name="P48" style:family="paragraph" style:parent-style-name="Preformatted_20_Text">
      <style:text-properties officeooo:paragraph-rsid="0303316b"/>
    </style:style>
    <style:style style:name="P49" style:family="paragraph" style:parent-style-name="Preformatted_20_Text">
      <style:text-properties officeooo:rsid="03180f3f" officeooo:paragraph-rsid="03180f3f"/>
    </style:style>
    <style:style style:name="P50" style:family="paragraph" style:parent-style-name="Preformatted_20_Text">
      <style:text-properties officeooo:rsid="031a16c8" officeooo:paragraph-rsid="031a16c8"/>
    </style:style>
    <style:style style:name="P51" style:family="paragraph" style:parent-style-name="Preformatted_20_Text">
      <style:text-properties officeooo:rsid="031b4181" officeooo:paragraph-rsid="031b4181"/>
    </style:style>
    <style:style style:name="P52" style:family="paragraph" style:parent-style-name="Preformatted_20_Text">
      <style:paragraph-properties fo:text-align="center" style:justify-single-word="false"/>
    </style:style>
    <style:style style:name="P53" style:family="paragraph" style:parent-style-name="Preformatted_20_Text">
      <style:paragraph-properties fo:margin-top="0mm" fo:margin-bottom="4.99mm" loext:contextual-spacing="false"/>
    </style:style>
    <style:style style:name="P54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55" style:family="paragraph" style:parent-style-name="Standard">
      <style:text-properties officeooo:paragraph-rsid="02c7597a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Standard">
      <style:paragraph-properties fo:text-align="start" style:justify-single-word="false"/>
    </style:style>
    <style:style style:name="P58" style:family="paragraph" style:parent-style-name="Standard">
      <style:text-properties officeooo:paragraph-rsid="02d9ee72"/>
    </style:style>
    <style:style style:name="P59" style:family="paragraph" style:parent-style-name="Standard">
      <style:text-properties officeooo:paragraph-rsid="02e98129"/>
    </style:style>
    <style:style style:name="P60" style:family="paragraph" style:parent-style-name="Standard">
      <style:text-properties officeooo:paragraph-rsid="02eadc1c"/>
    </style:style>
    <style:style style:name="P61" style:family="paragraph" style:parent-style-name="Standard">
      <style:text-properties fo:font-size="10pt"/>
    </style:style>
    <style:style style:name="P62" style:family="paragraph" style:parent-style-name="Standard">
      <style:text-properties fo:font-size="10pt" officeooo:paragraph-rsid="02ecd02a"/>
    </style:style>
    <style:style style:name="P63" style:family="paragraph" style:parent-style-name="Standard">
      <style:text-properties officeooo:rsid="02d9ee72" officeooo:paragraph-rsid="02d9ee72"/>
    </style:style>
    <style:style style:name="P64" style:family="paragraph" style:parent-style-name="Standard">
      <style:text-properties officeooo:paragraph-rsid="02f67386"/>
    </style:style>
    <style:style style:name="P65" style:family="paragraph" style:parent-style-name="Standard">
      <style:text-properties officeooo:paragraph-rsid="029d35c0"/>
    </style:style>
    <style:style style:name="P66" style:family="paragraph" style:parent-style-name="Standard">
      <style:text-properties officeooo:paragraph-rsid="030472bd"/>
    </style:style>
    <style:style style:name="P67" style:family="paragraph" style:parent-style-name="Standard">
      <style:text-properties officeooo:rsid="03180f3f" officeooo:paragraph-rsid="03180f3f"/>
    </style:style>
    <style:style style:name="P68" style:family="paragraph" style:parent-style-name="Standard">
      <style:text-properties officeooo:paragraph-rsid="031b7532"/>
    </style:style>
    <style:style style:name="P69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70" style:family="paragraph" style:parent-style-name="Heading_20_2">
      <style:text-properties officeooo:rsid="02a9abd0" officeooo:paragraph-rsid="02a9abd0"/>
    </style:style>
    <style:style style:name="P71" style:family="paragraph" style:parent-style-name="Heading_20_2">
      <style:text-properties officeooo:paragraph-rsid="02e44660"/>
    </style:style>
    <style:style style:name="P72" style:family="paragraph" style:parent-style-name="Heading_20_2">
      <style:text-properties officeooo:paragraph-rsid="02f67386"/>
    </style:style>
    <style:style style:name="P73" style:family="paragraph" style:parent-style-name="Heading_20_2">
      <style:text-properties officeooo:rsid="02d6ed45" officeooo:paragraph-rsid="02f67386"/>
    </style:style>
    <style:style style:name="P74" style:family="paragraph" style:parent-style-name="Heading_20_2">
      <style:text-properties officeooo:paragraph-rsid="02f49256"/>
    </style:style>
    <style:style style:name="P75" style:family="paragraph" style:parent-style-name="Heading_20_2">
      <style:text-properties officeooo:rsid="02e6bf54"/>
    </style:style>
    <style:style style:name="P76" style:family="paragraph" style:parent-style-name="Heading_20_2">
      <style:paragraph-properties fo:break-before="column"/>
      <style:text-properties officeooo:paragraph-rsid="02eadc1c"/>
    </style:style>
    <style:style style:name="P77" style:family="paragraph" style:parent-style-name="Heading_20_2">
      <style:paragraph-properties fo:break-before="column"/>
      <style:text-properties officeooo:rsid="0288c540" officeooo:paragraph-rsid="0288c540"/>
    </style:style>
    <style:style style:name="P78" style:family="paragraph" style:parent-style-name="Heading_20_2">
      <style:paragraph-properties fo:break-before="column"/>
      <style:text-properties officeooo:paragraph-rsid="02f67386"/>
    </style:style>
    <style:style style:name="P79" style:family="paragraph" style:parent-style-name="Heading_20_1">
      <style:paragraph-properties fo:break-before="column"/>
      <style:text-properties officeooo:rsid="02fde83b" officeooo:paragraph-rsid="02fde83b"/>
    </style:style>
    <style:style style:name="P80" style:family="paragraph" style:parent-style-name="Heading_20_1">
      <style:text-properties officeooo:rsid="02d9ee72" officeooo:paragraph-rsid="02d9ee72"/>
    </style:style>
    <style:style style:name="P81" style:family="paragraph" style:parent-style-name="Standard">
      <style:text-properties fo:font-weight="bold" officeooo:paragraph-rsid="031e304a" style:font-weight-asian="bold" style:font-weight-complex="bold"/>
    </style:style>
    <style:style style:name="P82" style:family="paragraph" style:parent-style-name="Standard">
      <style:text-properties officeooo:paragraph-rsid="031e304a"/>
    </style:style>
    <style:style style:name="P83" style:family="paragraph" style:parent-style-name="Heading_20_2">
      <style:text-properties officeooo:paragraph-rsid="030cdc35"/>
    </style:style>
    <style:style style:name="P84" style:family="paragraph" style:parent-style-name="Heading_20_2">
      <style:text-properties officeooo:rsid="03111d5a" officeooo:paragraph-rsid="03111d5a"/>
    </style:style>
    <style:style style:name="P85" style:family="paragraph" style:parent-style-name="Heading_20_2">
      <style:text-properties officeooo:rsid="03111d5a" officeooo:paragraph-rsid="031e304a"/>
    </style:style>
    <style:style style:name="P86" style:family="paragraph" style:parent-style-name="Heading_20_2">
      <style:paragraph-properties fo:break-before="column"/>
      <style:text-properties officeooo:paragraph-rsid="030cdc35"/>
    </style:style>
    <style:style style:name="P87" style:family="paragraph" style:parent-style-name="Heading_20_3">
      <style:paragraph-properties fo:text-align="center" style:justify-single-word="false"/>
    </style:style>
    <style:style style:name="P88" style:family="paragraph" style:parent-style-name="Heading_20_3">
      <style:paragraph-properties fo:text-align="start" style:justify-single-word="false"/>
    </style:style>
    <style:style style:name="P89" style:family="paragraph" style:parent-style-name="Heading_20_3">
      <style:text-properties officeooo:paragraph-rsid="02c51d3e"/>
    </style:style>
    <style:style style:name="P90" style:family="paragraph" style:parent-style-name="Heading_20_3">
      <style:text-properties officeooo:paragraph-rsid="02eadc1c"/>
    </style:style>
    <style:style style:name="P91" style:family="paragraph" style:parent-style-name="Heading_20_3">
      <style:text-properties officeooo:rsid="030cdc35" officeooo:paragraph-rsid="030cdc35"/>
    </style:style>
    <style:style style:name="P92" style:family="paragraph" style:parent-style-name="Heading_20_3">
      <style:text-properties officeooo:paragraph-rsid="02f67386"/>
    </style:style>
    <style:style style:name="P93" style:family="paragraph" style:parent-style-name="Heading_20_3">
      <style:text-properties officeooo:paragraph-rsid="02c7a57e"/>
    </style:style>
    <style:style style:name="P94" style:family="paragraph" style:parent-style-name="Heading_20_3">
      <style:paragraph-properties fo:break-before="page"/>
    </style:style>
    <style:style style:name="P95" style:family="paragraph" style:parent-style-name="Heading_20_3">
      <style:paragraph-properties fo:break-before="column"/>
      <style:text-properties officeooo:paragraph-rsid="02c7a57e"/>
    </style:style>
    <style:style style:name="P96" style:family="paragraph" style:parent-style-name="Preformatted_20_Text" style:list-style-name="">
      <style:text-properties officeooo:rsid="03111d5a" officeooo:paragraph-rsid="031e304a"/>
    </style:style>
    <style:style style:name="P97" style:family="paragraph" style:parent-style-name="Preformatted_20_Text">
      <style:text-properties officeooo:rsid="03111d5a" officeooo:paragraph-rsid="031e304a"/>
    </style:style>
    <style:style style:name="P9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9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10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01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31ca7af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1b7532" style:font-weight-asian="normal" style:font-weight-complex="normal"/>
    </style:style>
    <style:style style:name="T12" style:family="text">
      <style:text-properties style:font-name="Liberation Mono" fo:font-weight="normal" style:font-weight-asian="normal" style:font-weight-complex="normal"/>
    </style:style>
    <style:style style:name="T1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2a75a69" style:font-weight-asian="bold" style:font-weight-complex="bold"/>
    </style:style>
    <style:style style:name="T18" style:family="text">
      <style:text-properties fo:font-weight="bold" officeooo:rsid="02b7295a" style:font-weight-asian="bold" style:font-weight-complex="bold"/>
    </style:style>
    <style:style style:name="T19" style:family="text">
      <style:text-properties officeooo:rsid="028b64d8"/>
    </style:style>
    <style:style style:name="T20" style:family="text">
      <style:text-properties officeooo:rsid="029d35c0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officeooo:rsid="02b1f2fe"/>
    </style:style>
    <style:style style:name="T25" style:family="text">
      <style:text-properties officeooo:rsid="02b7295a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style:font-size-asian="10pt" style:font-size-complex="10pt"/>
    </style:style>
    <style:style style:name="T29" style:family="text">
      <style:text-properties style:font-name="Liberation Serif" fo:font-size="12pt" officeooo:rsid="030ea4e9" style:font-size-asian="10pt" style:font-size-complex="10pt"/>
    </style:style>
    <style:style style:name="T30" style:family="text">
      <style:text-properties officeooo:rsid="02d6cdca"/>
    </style:style>
    <style:style style:name="T31" style:family="text">
      <style:text-properties officeooo:rsid="02d9ee72"/>
    </style:style>
    <style:style style:name="T32" style:family="text">
      <style:text-properties officeooo:rsid="02ecd02a"/>
    </style:style>
    <style:style style:name="T33" style:family="text">
      <style:text-properties officeooo:rsid="02f93290"/>
    </style:style>
    <style:style style:name="T34" style:family="text">
      <style:text-properties officeooo:rsid="02fc2a99"/>
    </style:style>
    <style:style style:name="T35" style:family="text">
      <style:text-properties fo:font-size="8pt" officeooo:rsid="02fde83b" style:font-size-asian="10pt" style:font-size-complex="10pt"/>
    </style:style>
    <style:style style:name="T36" style:family="text">
      <style:text-properties officeooo:rsid="030472bd"/>
    </style:style>
    <style:style style:name="T37" style:family="text">
      <style:text-properties officeooo:rsid="030ea4e9"/>
    </style:style>
    <style:style style:name="T38" style:family="text">
      <style:text-properties officeooo:rsid="03111d5a"/>
    </style:style>
    <style:style style:name="T39" style:family="text">
      <style:text-properties officeooo:rsid="031ca7af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99">SQL</text:p>
        <text:p text:style-name="P69">v 0.<text:span text:style-name="T39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98"><text:a xlink:type="simple" xlink:href="#__RefHeading___Toc14230_579920525" text:style-name="Index_20_Link" text:visited-style-name="Index_20_Link">ruby sqlite3<text:tab/>1</text:a></text:p>
            <text:p text:style-name="P100"><text:a xlink:type="simple" xlink:href="#__RefHeading___Toc671_2075352930" text:style-name="Index_20_Link" text:visited-style-name="Index_20_Link">Commands<text:tab/>2</text:a></text:p>
            <text:p text:style-name="P100"><text:a xlink:type="simple" xlink:href="#__RefHeading___Toc673_2075352930" text:style-name="Index_20_Link" text:visited-style-name="Index_20_Link">Parameters<text:tab/>2</text:a></text:p>
            <text:p text:style-name="P100"><text:a xlink:type="simple" xlink:href="#__RefHeading___Toc14110_1937033018" text:style-name="Index_20_Link" text:visited-style-name="Index_20_Link">ALTER TABLE<text:tab/>2</text:a></text:p>
            <text:p text:style-name="P100"><text:a xlink:type="simple" xlink:href="#__RefHeading___Toc14112_1937033018" text:style-name="Index_20_Link" text:visited-style-name="Index_20_Link">Booleans<text:tab/>2</text:a></text:p>
            <text:p text:style-name="P101"><text:a xlink:type="simple" xlink:href="#__RefHeading___Toc951_2075352930" text:style-name="Index_20_Link" text:visited-style-name="Index_20_Link">AND<text:tab/>2</text:a></text:p>
            <text:p text:style-name="P101"><text:a xlink:type="simple" xlink:href="#__RefHeading___Toc953_2075352930" text:style-name="Index_20_Link" text:visited-style-name="Index_20_Link"><text:s/>OR<text:tab/>2</text:a></text:p>
            <text:p text:style-name="P100"><text:a xlink:type="simple" xlink:href="#__RefHeading___Toc14114_1937033018" text:style-name="Index_20_Link" text:visited-style-name="Index_20_Link">AS<text:tab/>2</text:a></text:p>
            <text:p text:style-name="P100"><text:a xlink:type="simple" xlink:href="#__RefHeading___Toc14116_1937033018" text:style-name="Index_20_Link" text:visited-style-name="Index_20_Link">AVG<text:tab/>2</text:a></text:p>
            <text:p text:style-name="P101"><text:a xlink:type="simple" xlink:href="#__RefHeading___Toc14118_1937033018" text:style-name="Index_20_Link" text:visited-style-name="Index_20_Link">BETWEEN<text:tab/>2</text:a></text:p>
            <text:p text:style-name="P100"><text:a xlink:type="simple" xlink:href="#__RefHeading___Toc14120_1937033018" text:style-name="Index_20_Link" text:visited-style-name="Index_20_Link">COUNT<text:tab/>2</text:a></text:p>
            <text:p text:style-name="P100"><text:a xlink:type="simple" xlink:href="#__RefHeading___Toc14122_1937033018" text:style-name="Index_20_Link" text:visited-style-name="Index_20_Link">CREATE TABLE<text:tab/>2</text:a></text:p>
            <text:p text:style-name="P101"><text:a xlink:type="simple" xlink:href="#__RefHeading___Toc1029_244296874" text:style-name="Index_20_Link" text:visited-style-name="Index_20_Link">Primary Key<text:tab/>2</text:a></text:p>
            <text:p text:style-name="P101"><text:a xlink:type="simple" xlink:href="#__RefHeading___Toc1031_244296874" text:style-name="Index_20_Link" text:visited-style-name="Index_20_Link">Foreign Key<text:tab/>2</text:a></text:p>
            <text:p text:style-name="P100"><text:a xlink:type="simple" xlink:href="#__RefHeading___Toc14232_579920525" text:style-name="Index_20_Link" text:visited-style-name="Index_20_Link">DATE<text:tab/>3</text:a></text:p>
            <text:p text:style-name="P100"><text:a xlink:type="simple" xlink:href="#__RefHeading___Toc14124_1937033018" text:style-name="Index_20_Link" text:visited-style-name="Index_20_Link">DELETE<text:tab/>3</text:a></text:p>
            <text:p text:style-name="P100"><text:a xlink:type="simple" xlink:href="#__RefHeading___Toc14395_703006447" text:style-name="Index_20_Link" text:visited-style-name="Index_20_Link">JOIN<text:tab/>3</text:a></text:p>
            <text:p text:style-name="P101"><text:a xlink:type="simple" xlink:href="#__RefHeading___Toc1121_244296874" text:style-name="Index_20_Link" text:visited-style-name="Index_20_Link">Inner Join<text:tab/>3</text:a></text:p>
            <text:p text:style-name="P101"><text:a xlink:type="simple" xlink:href="#__RefHeading___Toc1123_244296874" text:style-name="Index_20_Link" text:visited-style-name="Index_20_Link">Outer Join<text:tab/>3</text:a></text:p>
            <text:p text:style-name="P101"><text:a xlink:type="simple" xlink:href="#__RefHeading___Toc14397_703006447" text:style-name="Index_20_Link" text:visited-style-name="Index_20_Link">BETWEEN<text:tab/>3</text:a></text:p>
            <text:p text:style-name="P100"><text:a xlink:type="simple" xlink:href="#__RefHeading___Toc14130_1937033018" text:style-name="Index_20_Link" text:visited-style-name="Index_20_Link">INSERT<text:tab/>4</text:a></text:p>
            <text:p text:style-name="P100"><text:a xlink:type="simple" xlink:href="#__RefHeading___Toc14300_579920525" text:style-name="Index_20_Link" text:visited-style-name="Index_20_Link">GROUP BY<text:tab/>4</text:a></text:p>
            <text:p text:style-name="P100"><text:a xlink:type="simple" xlink:href="#__RefHeading___Toc14132_1937033018" text:style-name="Index_20_Link" text:visited-style-name="Index_20_Link">LIKE<text:tab/>4</text:a></text:p>
            <text:p text:style-name="P101"><text:a xlink:type="simple" xlink:href="#__RefHeading___Toc787_2075352930" text:style-name="Index_20_Link" text:visited-style-name="Index_20_Link">_ underscore<text:tab/>4</text:a></text:p>
            <text:p text:style-name="P101"><text:a xlink:type="simple" xlink:href="#__RefHeading___Toc789_2075352930" text:style-name="Index_20_Link" text:visited-style-name="Index_20_Link">% percent<text:tab/>4</text:a></text:p>
            <text:p text:style-name="P101"><text:a xlink:type="simple" xlink:href="#__RefHeading___Toc10502_1592907931" text:style-name="Index_20_Link" text:visited-style-name="Index_20_Link">concat<text:tab/>4</text:a></text:p>
            <text:p text:style-name="P100"><text:a xlink:type="simple" xlink:href="#__RefHeading___Toc14134_1937033018" text:style-name="Index_20_Link" text:visited-style-name="Index_20_Link">LIMIT<text:tab/>4</text:a></text:p>
            <text:p text:style-name="P100"><text:a xlink:type="simple" xlink:href="#__RefHeading___Toc14399_703006447" text:style-name="Index_20_Link" text:visited-style-name="Index_20_Link">NULL<text:tab/>4</text:a></text:p>
            <text:p text:style-name="P100"><text:a xlink:type="simple" xlink:href="#__RefHeading___Toc14142_1937033018" text:style-name="Index_20_Link" text:visited-style-name="Index_20_Link">ORDER BY<text:tab/>4</text:a></text:p>
            <text:p text:style-name="P100"><text:a xlink:type="simple" xlink:href="#__RefHeading___Toc14401_703006447" text:style-name="Index_20_Link" text:visited-style-name="Index_20_Link">SELECT<text:tab/>5</text:a></text:p>
            <text:p text:style-name="P101"><text:a xlink:type="simple" xlink:href="#__RefHeading___Toc1125_244296874" text:style-name="Index_20_Link" text:visited-style-name="Index_20_Link">to query multiple tables<text:tab/>5</text:a></text:p>
            <text:p text:style-name="P100"><text:a xlink:type="simple" xlink:href="#__RefHeading___Toc14150_1937033018" text:style-name="Index_20_Link" text:visited-style-name="Index_20_Link">SELECT DISTINCT<text:tab/>5</text:a></text:p>
            <text:p text:style-name="P100"><text:a xlink:type="simple" xlink:href="#__RefHeading___Toc14136_1937033018" text:style-name="Index_20_Link" text:visited-style-name="Index_20_Link">MAX<text:tab/>5</text:a></text:p>
            <text:p text:style-name="P100"><text:a xlink:type="simple" xlink:href="#__RefHeading___Toc14138_1937033018" text:style-name="Index_20_Link" text:visited-style-name="Index_20_Link">MIN<text:tab/>5</text:a></text:p>
            <text:p text:style-name="P100"><text:a xlink:type="simple" xlink:href="#__RefHeading___Toc14146_1937033018" text:style-name="Index_20_Link" text:visited-style-name="Index_20_Link">ROUND<text:tab/>5</text:a></text:p>
            <text:p text:style-name="P100"><text:a xlink:type="simple" xlink:href="#__RefHeading___Toc14152_1937033018" text:style-name="Index_20_Link" text:visited-style-name="Index_20_Link">SUM<text:tab/>5</text:a></text:p>
            <text:p text:style-name="P100"><text:a xlink:type="simple" xlink:href="#__RefHeading___Toc14154_1937033018" text:style-name="Index_20_Link" text:visited-style-name="Index_20_Link">UPDATE<text:tab/>5</text:a></text:p>
            <text:p text:style-name="P100"><text:a xlink:type="simple" xlink:href="#__RefHeading___Toc14156_1937033018" text:style-name="Index_20_Link" text:visited-style-name="Index_20_Link">WHERE<text:tab/>5</text:a></text:p>
            <text:p text:style-name="P101"><text:a xlink:type="simple" xlink:href="#__RefHeading___Toc10504_1592907931" text:style-name="Index_20_Link" text:visited-style-name="Index_20_Link">HAVING<text:tab/>5</text:a></text:p>
            <text:p text:style-name="P100"><text:a xlink:type="simple" xlink:href="#__RefHeading___Toc10506_1592907931" text:style-name="Index_20_Link" text:visited-style-name="Index_20_Link">REPLACE<text:tab/>5</text:a></text:p>
            <text:p text:style-name="P101"><text:a xlink:type="simple" xlink:href="#__RefHeading___Toc1236_1138191989" text:style-name="Index_20_Link" text:visited-style-name="Index_20_Link">IN<text:tab/>6</text:a></text:p>
            <text:p text:style-name="P98"><text:a xlink:type="simple" xlink:href="#__RefHeading___Toc14403_703006447" text:style-name="Index_20_Link" text:visited-style-name="Index_20_Link">inside ruby<text:tab/>6</text:a></text:p>
          </text:index-body>
        </text:table-of-content>
        <text:p text:style-name="Standard"/>
        <text:p text:style-name="P58"><text:span text:style-name="T16">Structured Query Language</text:span> is a special language, often known as a query language, used <text:span text:style-name="T31">to interact with database systems. </text:span></text:p>
        <text:p text:style-name="P63">You can use SQL to create, retrieve, update, and delete data, as well as create and manipulate structures that hold that data. </text:p>
        <text:p text:style-name="P63">Its basic purpose is to support the interaction between a client and a database system.</text:p>
        <text:h text:style-name="P80" text:outline-level="1"><text:bookmark-start text:name="__RefHeading___Toc14230_579920525"/>ruby sqlite3<text:bookmark-end text:name="__RefHeading___Toc14230_579920525"/></text:h>
        <text:p text:style-name="Preformatted_20_Text"><text:span text:style-name="T31">$</text:span> sqlite3 test.db </text:p>
        <text:p text:style-name="P9">where test.db is your chosen database file name. You can then type SQL and press Enter to execute it. To leave the client, you can type .quit on a separate line and press Enter.</text:p>
        <text:p text:style-name="P9"/>
        <text:h text:style-name="P77" text:outline-level="2"><text:bookmark-start text:name="__RefHeading___Toc671_2075352930"/><text:soft-page-break/>Commands<text:bookmark-end text:name="__RefHeading___Toc671_2075352930"/></text:h>
        <text:p text:style-name="P57">Clauses perform specific tasks in SQL. By convention, clauses are written </text:p>
        <text:p text:style-name="P56">IN CAPITAL LETTERS. </text:p>
        <text:p text:style-name="Standard">Clauses can also be referred to as commands </text:p>
        <text:h text:style-name="Heading_20_2" text:outline-level="2"><text:bookmark-start text:name="__RefHeading___Toc673_2075352930"/>Parameters<text:bookmark-end text:name="__RefHeading___Toc673_2075352930"/></text:h>
        <text:p text:style-name="Text_20_body"><text:span text:style-name="T19">are</text:span> a list of columns, data types, or values that are passed to a clause as an argument. </text:p>
        <text:h text:style-name="Heading_20_2" text:outline-level="2"><text:bookmark-start text:name="__RefHeading___Toc14110_1937033018"/>ALTER TABLE<text:bookmark-end text:name="__RefHeading___Toc14110_1937033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"><text:span text:style-name="T16">ALTER TABLE</text:span> table_name </text:p>
              <text:p text:style-name="P12"><text:span text:style-name="T16">ADD COLUMN</text:span> datatype;</text:p>
            </table:table-cell>
            <table:table-cell table:style-name="Table1.B1" office:value-type="string">
              <text:p text:style-name="Preformatted_20_Text"><text:s/>lets you add columns to a </text:p>
            </table:table-cell>
          </table:table-row>
          <table:table-row>
            <table:table-cell table:style-name="Table1.A2" table:number-columns-spanned="2" office:value-type="string">
              <text:p text:style-name="P36">table in a database.</text:p>
            </table:table-cell>
            <table:covered-table-cell/>
          </table:table-row>
        </table:table>
        <text:h text:style-name="P70" text:outline-level="2"><text:bookmark-start text:name="__RefHeading___Toc14112_1937033018"/>Booleans<text:bookmark-end text:name="__RefHeading___Toc14112_1937033018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87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88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31"><text:span text:style-name="Source_20_Text"/></text:p>
              <text:p text:style-name="P31"><text:span text:style-name="Source_20_Text"/></text:p>
              <text:p text:style-name="P31"><text:span text:style-name="Source_20_Text">SELECT * </text:span></text:p>
              <text:p text:style-name="P31"><text:span text:style-name="Source_20_Text">FROM friends WHERE h&gt; 25 </text:span><text:span text:style-name="Source_20_Text"><text:span text:style-name="T16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25"><text:span text:style-name="Source_20_Text">SELECT column_name(s)</text:span></text:p>
              <text:p text:style-name="P25"><text:span text:style-name="Source_20_Text">FROM table_name</text:span></text:p>
              <text:p text:style-name="P25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reformatted_20_Text"><text:span text:style-name="T16">AND</text:span> </text:p>
              <text:p text:style-name="Preformatted_20_Text">column_2 = value_2;</text:p>
            </table:table-cell>
            <table:table-cell table:style-name="Table4.A2" office:value-type="string">
              <text:p text:style-name="Preformatted_20_Text"><text:span text:style-name="T16">OR</text:span> </text:p>
              <text:p text:style-name="Preformatted_20_Text">column_name = value_2;</text:p>
            </table:table-cell>
            <table:covered-table-cell/>
          </table:table-row>
        </table:table>
        <text:h text:style-name="Heading_20_2" text:outline-level="2"><text:bookmark-start text:name="__RefHeading___Toc14114_1937033018"/>AS<text:bookmark-end text:name="__RefHeading___Toc14114_1937033018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SELECT column_name</text:p>
              <text:p text:style-name="Preformatted_20_Text"><text:s text:c="2"/>AS 'Alias'</text:p>
              <text:p text:style-name="Preformatted_20_Text">FROM table_name;</text:p>
            </table:table-cell>
            <table:table-cell table:style-name="Table11.B1" office:value-type="string">
              <text:p text:style-name="Preformatted_20_Text">albums.name </text:p>
              <text:p text:style-name="Preformatted_20_Text">AS 'Album' </text:p>
            </table:table-cell>
          </table:table-row>
        </table:table>
        <text:p text:style-name="Standard"><text:span text:style-name="Source_20_Text">AS</text:span> is a keyword in SQL that allows you to rename a column or table using an <text:span text:style-name="Emphasis">alias</text:span>.</text:p>
        <text:h text:style-name="Heading_20_2" text:outline-level="2"><text:bookmark-start text:name="__RefHeading___Toc14116_1937033018"/>AVG<text:bookmark-end text:name="__RefHeading___Toc14116_1937033018"/></text:h>
        <text:p text:style-name="Preformatted_20_Text"><text:span text:style-name="Source_20_Text">SELECT </text:span><text:span text:style-name="Source_20_Text"><text:span text:style-name="T16">AVG</text:span></text:span><text:span text:style-name="Source_20_Text">(column_name)</text:span></text:p>
        <text:p text:style-name="P53"><text:span text:style-name="Source_20_Text">FROM table_name;</text:span></text:p>
        <text:p text:style-name="Standard">returns the average value for a numeric column.</text:p>
        <text:h text:style-name="Heading_20_3" text:outline-level="3"><text:bookmark-start text:name="__RefHeading___Toc14118_1937033018"/>BETWEEN<text:bookmark-end text:name="__RefHeading___Toc14118_1937033018"/></text:h>
        <text:p text:style-name="Preformatted_20_Text"><text:span text:style-name="Source_20_Text">SELECT column(s)</text:span></text:p>
        <text:p text:style-name="Preformatted_20_Text"><text:span text:style-name="Source_20_Text">FROM table_name</text:span></text:p>
        <text:p text:style-name="Preformatted_20_Text"><text:span text:style-name="Source_20_Text">WHERE column </text:span><text:span text:style-name="Source_20_Text"><text:span text:style-name="T16">BETWEEN</text:span></text:span><text:span text:style-name="Source_20_Text"> value_1 AND value_2;</text:span></text:p>
        <text:p text:style-name="Text_20_body">The <text:span text:style-name="Source_20_Text"><text:span text:style-name="T23">BETWEEN</text:span></text:span> operator is used to filter the result set within a certain range. The values can be numbers, text or dates.</text:p>
        <text:h text:style-name="Heading_20_2" text:outline-level="2"><text:bookmark-start text:name="__RefHeading___Toc14120_1937033018"/>COUNT<text:bookmark-end text:name="__RefHeading___Toc14120_1937033018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reformatted_20_Text">SELECT <text:span text:style-name="T16">COUNT</text:span>(column_name)</text:p>
              <text:p text:style-name="Preformatted_20_Text">FROM table_name;</text:p>
            </table:table-cell>
            <table:table-cell table:style-name="Table5.B1" office:value-type="string">
              <text:p text:style-name="P17">sintax</text:p>
            </table:table-cell>
          </table:table-row>
          <table:table-row>
            <table:table-cell table:style-name="Table5.A2" office:value-type="string">
              <text:p text:style-name="P32">SELECT <text:span text:style-name="T16">COUNT</text:span>(*) </text:p>
              <text:p text:style-name="P32">FROM fake_apps;</text:p>
            </table:table-cell>
            <table:table-cell table:style-name="Table5.B2" office:value-type="string">
              <text:p text:style-name="P17">example</text:p>
            </table:table-cell>
          </table:table-row>
        </table:table>
        <text:p text:style-name="P2">takes the name of a column as an argument and counts the number of rows where the column is not <text:span text:style-name="Source_20_Text">NULL</text:span></text:p>
        <text:p text:style-name="Preformatted_20_Text"><text:span text:style-name="T16">SELECT</text:span> price, <text:span text:style-name="T16">COUNT</text:span>(*) <text:span text:style-name="T16">FROM</text:span> fake_apps</text:p>
        <text:p text:style-name="Preformatted_20_Text"><text:span text:style-name="T16">WHERE</text:span> downloads &gt;20000 <text:span text:style-name="T16">GROUP</text:span> <text:span text:style-name="T16">BY</text:span> price;</text:p>
        <text:h text:style-name="Heading_20_2" text:outline-level="2"><text:bookmark-start text:name="__RefHeading___Toc14122_1937033018"/>CREATE TABLE<text:bookmark-end text:name="__RefHeading___Toc14122_1937033018"/></text:h>
        <text:p text:style-name="Preformatted_20_Text"><text:span text:style-name="Source_20_Text">CREATE TABLE table_name (</text:span></text:p>
        <text:p text:style-name="P33"><text:span text:style-name="Source_20_Text"><text:s text:c="2"/>column_1 datatype, </text:span></text:p>
        <text:p text:style-name="P33"><text:span text:style-name="Source_20_Text"><text:s text:c="2"/>column_2 datatype, </text:span></text:p>
        <text:p text:style-name="P33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34"><text:span text:style-name="Source_20_Text">CREATE TABLE artists</text:span></text:p>
              <text:p text:style-name="P34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25">is</text:span> a <text:span text:style-name="T18">unique identifier</text:span><text:span text:style-name="T25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6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6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6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6">None</text:span> of the values in this column are <text:span text:style-name="T16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P3">is a column that contains the primary key of another table in the database. </text:p>
        <text:p text:style-name="P3">We use foreign keys and primary keys to connect rows in two different tables. </text:p>
        <text:p text:style-name="P3">One table's foreign key holds the value of another table's primary key. Unlike primary keys, foreign keys <text:span text:style-name="T16">do not need to be unique and can be </text:span><text:span text:style-name="Source_20_Text"><text:span text:style-name="T16">NULL</text:span></text:span><text:span text:style-name="T16">. </text:span></text:p>
        <text:h text:style-name="Heading_20_2" text:outline-level="2"><text:bookmark-start text:name="__RefHeading___Toc14232_579920525"/><text:soft-page-break/>DATE<text:bookmark-end text:name="__RefHeading___Toc14232_579920525"/></text:h>
        <text:p text:style-name="Preformatted_20_Text">SELECT * FROM celebs_born</text:p>
        <text:p text:style-name="Preformatted_20_Text">WHERE birthdate &gt; '1980-01-31';</text:p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40"><text:span text:style-name="Source_20_Text"><text:span text:style-name="T16">DELETE</text:span></text:span><text:span text:style-name="Source_20_Text"> FROM table_name WHERE some_column = some_value;</text:span></text:p>
              <text:p text:style-name="Standard"><text:span text:style-name="Source_20_Text"><text:span text:style-name="T16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40"><text:span text:style-name="T16">DROP TABLE</text:span> table_name; <text:s text:c="3"/></text:p>
              <text:p text:style-name="Preformatted_20_Text">deletes the whole table</text:p>
            </table:table-cell>
          </table:table-row>
        </table:table>
        <text:h text:style-name="P75" text:outline-level="2"><text:bookmark-start text:name="__RefHeading___Toc14395_703006447"/>JOIN<text:bookmark-end text:name="__RefHeading___Toc14395_703006447"/></text:h>
        <text:h text:style-name="P89" text:outline-level="3"><text:bookmark-start text:name="__RefHeading___Toc1121_244296874"/>Inner Join<text:bookmark-end text:name="__RefHeading___Toc1121_244296874"/></text:h>
        <text:p text:style-name="P29"><text:span text:style-name="Source_20_Text">SELECT col_name(s) FROM table_1</text:span></text:p>
        <text:p text:style-name="P29"><text:span text:style-name="Source_20_Text"><text:span text:style-name="T16">JOIN</text:span></text:span><text:span text:style-name="Source_20_Text"> </text:span><text:span text:style-name="Source_20_Text"><text:span text:style-name="T26">table_2 </text:span></text:span><text:span text:style-name="Source_20_Text"><text:span text:style-name="T16">ON</text:span></text:span><text:span text:style-name="Source_20_Text"> </text:span></text:p>
        <text:p text:style-name="P29"><text:span text:style-name="Source_20_Text">table_1.col_name = table_2.col_name;</text:span></text:p>
        <text:p text:style-name="P4">An inner join will combine rows from different tables if the <text:span text:style-name="Emphasis">join condition</text:span> is true.</text:p>
        <text:p text:style-name="P29">SELECT * FROM <text:s/>albums</text:p>
        <text:p text:style-name="P29"><text:s text:c="2"/><text:span text:style-name="T16">JOIN</text:span> <text:span text:style-name="T26">artists</text:span> <text:span text:style-name="T16">ON</text:span></text:p>
        <text:p text:style-name="P29"><text:s text:c="4"/><text:span text:style-name="T16">albums.artist_id</text:span> = <text:span text:style-name="T16">artists.id;</text:span></text:p>
        <text:p text:style-name="P55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6">artist_id</text:span></text:span><text:span text:style-name="T2"> in the </text:span><text:span text:style-name="Source_20_Text"><text:span text:style-name="T16">albums</text:span></text:span><text:span text:style-name="T2"> table to match it with exactly one row in the </text:span><text:span text:style-name="Source_20_Text"><text:span text:style-name="T16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55"><text:span text:style-name="T2">We know it will only match one row in the </text:span><text:span text:style-name="Source_20_Text"><text:span text:style-name="T16">artists</text:span></text:span><text:span text:style-name="T2"> table because </text:span><text:span text:style-name="Source_20_Text"><text:span text:style-name="T16">id</text:span></text:span><text:span text:style-name="T2"> is the </text:span><text:span text:style-name="Source_20_Text"><text:span text:style-name="T16">PRIMARY KEY</text:span></text:span><text:span text:style-name="T2"> of </text:span><text:span text:style-name="Source_20_Text"><text:span text:style-name="T16">artists</text:span></text:span><text:span text:style-name="T2">. </text:span></text:p>
        <text:h text:style-name="P93" text:outline-level="3"/>
        <text:h text:style-name="P95" text:outline-level="3"><text:bookmark-start text:name="__RefHeading___Toc1123_244296874"/>Outer Join<text:bookmark-end text:name="__RefHeading___Toc1123_244296874"/></text:h>
        <text:p text:style-name="P30"><text:span text:style-name="Source_20_Text">SELECT column_name(s) FROM table_1</text:span></text:p>
        <text:p text:style-name="P30"><text:span text:style-name="Source_20_Text">LEFT JOIN table_2</text:span></text:p>
        <text:p text:style-name="P54"><text:span text:style-name="Source_20_Text">ON table_1.column_name = table_2.column_name;</text:span></text:p>
        <text:p text:style-name="P7">do not require the <text:span text:style-name="T16">join condition</text:span> to be met</text:p>
        <text:p text:style-name="P5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ext:p text:style-name="Preformatted_20_Text">SELECT</text:p>
        <text:p text:style-name="Preformatted_20_Text"><text:s text:c="2"/>albums.name AS 'Album',</text:p>
        <text:p text:style-name="Preformatted_20_Text"><text:s text:c="2"/>albums.year,</text:p>
        <text:p text:style-name="Preformatted_20_Text"><text:s text:c="2"/>artists.name AS 'Artist'</text:p>
        <text:p text:style-name="Preformatted_20_Text">FROM albums</text:p>
        <text:p text:style-name="Preformatted_20_Text">JOIN artists ON</text:p>
        <text:p text:style-name="Preformatted_20_Text"><text:s text:c="2"/>albums.artist_id = artists.id</text:p>
        <text:p text:style-name="Preformatted_20_Text">WHERE albums.year &gt; 1980;</text:p>
        <text:h text:style-name="P90" text:outline-level="3"><text:bookmark-start text:name="__RefHeading___Toc14397_703006447"/>BETWEEN<text:bookmark-end text:name="__RefHeading___Toc14397_703006447"/></text:h>
        <text:p text:style-name="P39"><text:span text:style-name="Source_20_Text">SELECT * FROM movies</text:span></text:p>
        <text:p text:style-name="P39"><text:span text:style-name="Source_20_Text">WHERE name </text:span><text:span text:style-name="Source_20_Text"><text:span text:style-name="T16">BETWEEN 'A' AND 'J';</text:span></text:span></text:p>
        <text:p text:style-name="P60">only include movies with names that begin with letters "A" up to but not including "J". </text:p>
        <text:h text:style-name="P76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8">INSERT INTO table_name (column_1,</text:p>
              <text:p text:style-name="P37"><text:s/>column_2, column_3) </text:p>
              <text:p text:style-name="P38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59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59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8">INSERT INTO people VALUES (<text:span text:style-name="T34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62"><text:span text:style-name="T32">but </text:span>it’s safer and more convenient if</text:p>
              <text:p text:style-name="P62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71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5"><text:span text:style-name="Source_20_Text">SELECT COUNT(*)</text:span></text:p>
              <text:p text:style-name="P35"><text:span text:style-name="Source_20_Text">FROM table_name</text:span></text:p>
              <text:p text:style-name="P35">GROUP BY column_name;</text:p>
            </table:table-cell>
            <table:table-cell table:style-name="Table6.B1" office:value-type="string">
              <text:p text:style-name="P20">sintax</text:p>
            </table:table-cell>
          </table:table-row>
          <table:table-row>
            <table:table-cell table:style-name="Table6.A2" office:value-type="string">
              <text:p text:style-name="P35">SELECT price, COUNT(*)</text:p>
              <text:p text:style-name="P35">FROM fake_apps</text:p>
              <text:p text:style-name="P35">GROUP BY price;</text:p>
            </table:table-cell>
            <table:table-cell table:style-name="Table6.B2" office:value-type="string">
              <text:p text:style-name="P20">example</text:p>
            </table:table-cell>
          </table:table-row>
          <table:table-row>
            <table:table-cell table:style-name="Table6.A2" office:value-type="string">
              <text:p text:style-name="P51">SELECT continent, COUNT(name)</text:p>
              <text:p text:style-name="P51"><text:s text:c="2"/>FROM world</text:p>
              <text:p text:style-name="P51"><text:s/>GROUP BY continent</text:p>
            </table:table-cell>
            <table:table-cell table:style-name="Table6.B2" office:value-type="string">
              <text:p text:style-name="P61">show how many countries</text:p>
            </table:table-cell>
          </table:table-row>
        </table:table>
        <text:p text:style-name="P35"><text:span text:style-name="Source_20_Text"/></text:p>
        <text:p text:style-name="P10">only used with aggregate functions. It is used in collaboration with the <text:span text:style-name="Source_20_Text">SELECT</text:span> statement to arrange identical data into groups.</text:p>
        <text:h text:style-name="P83" text:outline-level="2"/>
        <text:h text:style-name="P86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1"><text:span text:style-name="Source_20_Text">SELECT column_name(s)</text:span></text:p>
              <text:p text:style-name="P41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6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20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20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22">A%</text:span></text:span><text:span text:style-name="Source_20_Text"><text:span text:style-name="T21"> </text:span></text:span>matches all movies that <text:span text:style-name="T16">begin</text:span> with "<text:span text:style-name="Source_20_Text"><text:span text:style-name="T21">A</text:span></text:span>" </text:p>
        <text:p text:style-name="P65"><text:span text:style-name="Source_20_Text"><text:span text:style-name="T22">%a</text:span></text:span><text:span text:style-name="Source_20_Text"><text:span text:style-name="T21"> </text:span></text:span>matches all movies that <text:span text:style-name="T16">end</text:span> with "<text:span text:style-name="Source_20_Text"><text:span text:style-name="T21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41"><text:span text:style-name="Source_20_Text">SELECT * FROM movies </text:span></text:p>
              <text:p text:style-name="P41"><text:span text:style-name="Source_20_Text">WHERE name LIKE '%man%';</text:span></text:p>
            </table:table-cell>
          </table:table-row>
        </table:table>
        <text:p text:style-name="Standard">You can use % <text:span text:style-name="T16">both before and after</text:span> a pattern. </text:p>
        <text:h text:style-name="P91" text:outline-level="3"><text:bookmark-start text:name="__RefHeading___Toc10502_1592907931"/>concat<text:bookmark-end text:name="__RefHeading___Toc10502_1592907931"/></text:h>
        <text:p text:style-name="Preformatted_20_Text">concat(name,'%City%')<text:span text:style-name="T37"> </text:span><text:span text:style-name="T29">(</text:span><text:span text:style-name="T28">Mexico City</text:span><text:span text:style-name="T29">, etc)</text:span></text:p>
        <text:h text:style-name="Heading_20_2" text:outline-level="2"><text:bookmark-start text:name="__RefHeading___Toc14134_1937033018"/>LIMIT<text:bookmark-end text:name="__RefHeading___Toc14134_1937033018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reformatted_20_Text">SELECT column_name(s)</text:p>
              <text:p text:style-name="Preformatted_20_Text">FROM table_name</text:p>
              <text:p text:style-name="P23">LIMIT number;</text:p>
            </table:table-cell>
            <table:table-cell table:style-name="Table2.B1" office:value-type="string">
              <text:p text:style-name="P16">sintax</text:p>
            </table:table-cell>
          </table:table-row>
          <table:table-row>
            <table:table-cell table:style-name="Table2.A2" office:value-type="string">
              <text:p text:style-name="P22">SELECT * FROM movies</text:p>
              <text:p text:style-name="P22">ORDER BY imdb_rating ASC</text:p>
              <text:p text:style-name="P24">LIMIT 3;</text:p>
            </table:table-cell>
            <table:table-cell table:style-name="Table2.B2" office:value-type="string">
              <text:p text:style-name="P16">example</text:p>
            </table:table-cell>
          </table:table-row>
        </table:table>
        <text:p text:style-name="Standard">lets you specify the maximum number of rows the result set will have. <text:span text:style-name="T30">(o limit(1))</text:span></text:p>
        <text:h text:style-name="P73" text:outline-level="2"><text:bookmark-start text:name="__RefHeading___Toc14399_703006447"/>NULL<text:bookmark-end text:name="__RefHeading___Toc14399_703006447"/></text:h>
        <text:p text:style-name="P41">SELECT * FROM family_members</text:p>
        <text:p text:style-name="P41">WHERE favorite_book IS NOT <text:span text:style-name="T16">NULL</text:span>;</text:p>
        <text:h text:style-name="P72" text:outline-level="2"><text:bookmark-start text:name="__RefHeading___Toc14142_1937033018"/>ORDER BY<text:bookmark-end text:name="__RefHeading___Toc14142_1937033018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1"><text:span text:style-name="Source_20_Text">SELECT column_name</text:span></text:p>
              <text:p text:style-name="P41"><text:span text:style-name="Source_20_Text">FROM table_name</text:span></text:p>
              <text:p text:style-name="P42"><text:span text:style-name="T16">ORDER BY</text:span> column_name <text:span text:style-name="T16">ASC|DESC;</text:span></text:p>
            </table:table-cell>
            <table:table-cell table:style-name="Table3.B1" office:value-type="string">
              <text:p text:style-name="P21">sintax</text:p>
            </table:table-cell>
          </table:table-row>
          <table:table-row>
            <table:table-cell table:style-name="Table3.A2" office:value-type="string">
              <text:p text:style-name="P41">SELECT * FROM movies</text:p>
              <text:p text:style-name="P41"><text:span text:style-name="T16">ORDER B</text:span><text:span text:style-name="T17">Y</text:span> imdb_rating <text:span text:style-name="T16">DESC</text:span>;</text:p>
            </table:table-cell>
            <table:table-cell table:style-name="Table3.B2" office:value-type="string">
              <text:p text:style-name="P21">example</text:p>
            </table:table-cell>
          </table:table-row>
        </table:table>
        <text:p text:style-name="P64">indicates you want to sort the result set by a particular column either alphabetic or numerical</text:p>
        <text:h text:style-name="P78" text:outline-level="2"><text:bookmark-start text:name="__RefHeading___Toc14401_703006447"/><text:soft-page-break/>SELECT<text:bookmark-end text:name="__RefHeading___Toc14401_703006447"/></text:h>
        <text:p text:style-name="P41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64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64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92" text:outline-level="3"><text:bookmark-start text:name="__RefHeading___Toc1125_244296874"/>to query multiple tables <text:bookmark-end text:name="__RefHeading___Toc1125_244296874"/></text:h>
        <text:p text:style-name="P41"><text:span text:style-name="Source_20_Text">SELECT </text:span><text:span text:style-name="Source_20_Text"><text:span text:style-name="T16">albums</text:span></text:span><text:span text:style-name="Source_20_Text">.name, </text:span><text:span text:style-name="Source_20_Text"><text:span text:style-name="T26">artists</text:span></text:span><text:span text:style-name="Source_20_Text">.name </text:span></text:p>
        <text:p text:style-name="P41"><text:span text:style-name="Source_20_Text"><text:s text:c="2"/>FROM </text:span><text:span text:style-name="Source_20_Text"><text:span text:style-name="T16">albums</text:span></text:span><text:span text:style-name="Source_20_Text">, <text:tab/> <text:s/></text:span><text:span text:style-name="Source_20_Text"><text:span text:style-name="T26">artists;</text:span></text:span></text:p>
        <text:h text:style-name="P72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41">SELECT DISTINCT column_name </text:p>
              <text:p text:style-name="P13">FROM table_name;</text:p>
            </table:table-cell>
            <table:table-cell table:style-name="Table19.B1" office:value-type="string">
              <text:p text:style-name="P11">is used to return unique values in the result set. It filters out all duplicate values </text:p>
            </table:table-cell>
          </table:table-row>
        </table:table>
        <text:h text:style-name="Heading_20_2" text:outline-level="2"><text:bookmark-start text:name="__RefHeading___Toc14136_1937033018"/>MAX<text:bookmark-end text:name="__RefHeading___Toc14136_1937033018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reformatted_20_Text">SELECT MAX(column_name)</text:p>
              <text:p text:style-name="Preformatted_20_Text">FROM table_name;</text:p>
            </table:table-cell>
            <table:table-cell table:style-name="Table8.B1" office:value-type="string">
              <text:p text:style-name="Preformatted_20_Text">sintax</text:p>
            </table:table-cell>
          </table:table-row>
          <table:table-row>
            <table:table-cell table:style-name="Table8.A2" office:value-type="string">
              <text:p text:style-name="P27">SELECT MAX(downloads) </text:p>
              <text:p text:style-name="P27">FROM fake_apps;</text:p>
            </table:table-cell>
            <table:table-cell table:style-name="Table8.B2" office:value-type="string">
              <text:p text:style-name="Preformatted_20_Text">example</text:p>
            </table:table-cell>
          </table:table-row>
        </table:table>
        <text:p text:style-name="Standard">takes the name of a column as an argument and returns the largest value in that column.</text:p>
        <text:p text:style-name="Preformatted_20_Text">SELECT name, category, MAX(downloads)</text:p>
        <text:p text:style-name="Preformatted_20_Text">FROM fake_apps GROUP BY category;</text:p>
        <text:h text:style-name="Heading_20_2" text:outline-level="2"><text:bookmark-start text:name="__RefHeading___Toc14138_1937033018"/>MIN<text:bookmark-end text:name="__RefHeading___Toc14138_1937033018"/></text:h>
        <text:p text:style-name="Preformatted_20_Text"><text:span text:style-name="Source_20_Text">SELECT </text:span><text:span text:style-name="Source_20_Text"><text:span text:style-name="T16">MIN</text:span></text:span><text:span text:style-name="Source_20_Text">(column_name)</text:span></text:p>
        <text:p text:style-name="Preformatted_20_Text"><text:span text:style-name="Source_20_Text">FROM table_name;</text:span></text:p>
        <text:p text:style-name="Standard"><text:span text:style-name="Source_20_Text">MIN()</text:span> is a function that takes the name of a column as an argument and returns the smallest value in that column.</text:p>
        <text:h text:style-name="Heading_20_2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reformatted_20_Text">SELECT <text:span text:style-name="T16">ROUND</text:span>(column_name,in<text:span text:style-name="T24">t</text:span>)</text:p>
              <text:p text:style-name="Preformatted_20_Text">FROM table_name;</text:p>
            </table:table-cell>
            <table:table-cell table:style-name="Table9.B1" office:value-type="string">
              <text:p text:style-name="P19">sintax</text:p>
            </table:table-cell>
          </table:table-row>
          <table:table-row>
            <table:table-cell table:style-name="Table9.A2" office:value-type="string">
              <text:p text:style-name="Preformatted_20_Text">SELECT price, <text:span text:style-name="T16">ROUND</text:span>(AVG(downloads),2)</text:p>
            </table:table-cell>
            <table:table-cell table:style-name="Table9.B2" office:value-type="string">
              <text:p text:style-name="P19">example</text:p>
            </table:table-cell>
          </table:table-row>
        </table:table>
        <text:p text:style-name="P28"><text:span text:style-name="Source_20_Text"/></text:p>
        <text:p text:style-name="Standard">takes a column name and an integer as an argument. </text:p>
        <text:p text:style-name="Standard">It rounds the values in the column to the number of decimal places specified by the integer.</text:p>
        <text:h text:style-name="Heading_20_2" text:outline-level="2"><text:bookmark-start text:name="__RefHeading___Toc14152_1937033018"/>SUM<text:bookmark-end text:name="__RefHeading___Toc14152_1937033018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6"><text:span text:style-name="Source_20_Text">SELECT </text:span><text:span text:style-name="Source_20_Text"><text:span text:style-name="T16">SUM</text:span></text:span><text:span text:style-name="Source_20_Text">(column_name)</text:span></text:p>
              <text:p text:style-name="Preformatted_20_Text">FROM table_name;</text:p>
            </table:table-cell>
            <table:table-cell table:style-name="Table7.B1" office:value-type="string">
              <text:p text:style-name="P18">sintax</text:p>
            </table:table-cell>
          </table:table-row>
          <table:table-row table:style-name="Table7.2">
            <table:table-cell table:style-name="Table7.A2" office:value-type="string">
              <text:p text:style-name="P26">SELECT <text:span text:style-name="T16">SUM</text:span>(downloads)</text:p>
              <text:p text:style-name="P26">FROM fake_apps;</text:p>
            </table:table-cell>
            <table:table-cell table:style-name="Table7.B2" office:value-type="string">
              <text:p text:style-name="P18">example</text:p>
            </table:table-cell>
          </table:table-row>
        </table:table>
        <text:p text:style-name="Text_20_body">takes the name of a column as an argument and returns the sum of all the values in that column.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45"><text:span text:style-name="Source_20_Text"><text:span text:style-name="T16">UPDATE</text:span></text:span><text:span text:style-name="Source_20_Text"> table_name</text:span></text:p>
              <text:p text:style-name="P45"><text:span text:style-name="Source_20_Text"><text:span text:style-name="T16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44"><text:span text:style-name="T16">UPDATE</text:span> people <text:span text:style-name="T16">SET</text:span> name = "Christopher" WHERE name = "Chris";</text:p>
            </table:table-cell>
          </table:table-row>
        </table:table>
        <text:p text:style-name="Standard"><text:span text:style-name="Source_20_Text"><text:span text:style-name="T23">UPDATE</text:span></text:span> stat<text:span text:style-name="T33">e</text:span>ments allow you to edit rows </text:p>
        <text:h text:style-name="P74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43"><text:span text:style-name="Source_20_Text">SELECT column_name(s)</text:span></text:p>
              <text:p text:style-name="P43"><text:span text:style-name="Source_20_Text">FROM table_name</text:span></text:p>
              <text:p text:style-name="Preformatted_20_Text"><text:span text:style-name="Source_20_Text"><text:span text:style-name="T16">WHERE</text:span></text:span><text:span text:style-name="Source_20_Text"> column_name operator value;</text:span></text:p>
            </table:table-cell>
          </table:table-row>
        </table:table>
        <text:p text:style-name="Standard"><text:span text:style-name="Source_20_Text"><text:span text:style-name="T23">WHERE</text:span></text:span> is a clause that indicates you want to filter the result set to include only rows where the following <text:span text:style-name="Emphasis">condition</text:span> is true.</text:p>
        <text:p text:style-name="Standard">Common operators used with <text:span text:style-name="Source_20_Text"><text:span text:style-name="T23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8">= <text:s/>!= <text:s/>&gt; <text:s/>&lt; <text:s/>&gt;= <text:s/>&lt;=</text:p>
            </table:table-cell>
            <table:table-cell table:style-name="Table12.B1" office:value-type="string">
              <text:p text:style-name="Preformatted_20_Text">SELECT COUNT(*) <text:s text:c="4"/><text:span text:style-name="T27">example</text:span></text:p>
              <text:p text:style-name="Preformatted_20_Text">FROM friends_of_pickles</text:p>
              <text:p text:style-name="Preformatted_20_Text">WHERE species = 'dog';</text:p>
            </table:table-cell>
          </table:table-row>
        </table:table>
        <text:h text:style-name="Heading_20_3" text:outline-level="3"><text:bookmark-start text:name="__RefHeading___Toc10504_1592907931"/>HAVING<text:bookmark-end text:name="__RefHeading___Toc10504_1592907931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52">HAVING</text:p>
            </table:table-cell>
            <table:table-cell table:style-name="Table27.B1" office:value-type="string">
              <text:p text:style-name="P52">WHERE</text:p>
            </table:table-cell>
          </table:table-row>
          <table:table-row>
            <table:table-cell table:style-name="Table27.A2" office:value-type="string">
              <text:p text:style-name="P68">used to check conditions after the aggregation takes place</text:p>
            </table:table-cell>
            <table:table-cell table:style-name="Table27.B2" office:value-type="string">
              <text:p text:style-name="P68">used before the aggregation takes place</text:p>
            </table:table-cell>
          </table:table-row>
        </table:table>
        <text:h text:style-name="P85" text:outline-level="2"><text:bookmark-start text:name="__RefHeading___Toc10506_1592907931"/>REPLACE<text:bookmark-end text:name="__RefHeading___Toc10506_1592907931"/></text:h>
        <text:p text:style-name="P97">SELECT name, <text:span text:style-name="T16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81">name</text:p>
            </table:table-cell>
            <table:table-cell table:style-name="Table25.B1" office:value-type="string">
              <text:p text:style-name="P81">REPLACE(capit<text:span text:style-name="T38">al)</text:span></text:p>
            </table:table-cell>
          </table:table-row>
          <table:table-row>
            <table:table-cell table:style-name="Table25.A2" office:value-type="string">
              <text:p text:style-name="P82">Monaco</text:p>
            </table:table-cell>
            <table:table-cell table:style-name="Table25.B2" office:value-type="string">
              <text:p text:style-name="P82">-Ville</text:p>
            </table:table-cell>
          </table:table-row>
          <table:table-row>
            <table:table-cell table:style-name="Table25.A2" office:value-type="string">
              <text:p text:style-name="P82">Mexico</text:p>
            </table:table-cell>
            <table:table-cell table:style-name="Table25.B2" office:value-type="string">
              <text:p text:style-name="P82">City</text:p>
            </table:table-cell>
          </table:table-row>
        </table:table>
        <text:h text:style-name="P96" text:outline-level="3"/>
        <text:h text:style-name="P94" text:outline-level="3"><text:bookmark-start text:name="__RefHeading___Toc1236_1138191989"/>IN<text:bookmark-end text:name="__RefHeading___Toc1236_1138191989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3">SELECT * FROM friends_of_pickles </text:p>
              <text:p text:style-name="P43">WHERE species <text:span text:style-name="T16">IN</text:span> ('cat', 'human');</text:p>
            </table:table-cell>
          </table:table-row>
        </table:table>
        <text:p text:style-name="P6">would return the <text:span text:style-name="Strong_20_Emphasis"><text:span text:style-name="T2">friends_of_pickles</text:span></text:span> that are <text:span text:style-name="T16">either</text:span> a cat or a human. </text:p>
        <text:p text:style-name="Text_20_body">To find rows that are not in a list, use<text:span text:style-name="T16"> </text:span><text:span text:style-name="Source_20_Text"><text:span text:style-name="T16">NOT IN</text:span></text:span> </text:p>
        <text:p text:style-name="P67">you can use parenthesis to group many <text:span text:style-name="T13">WHERE</text:span></text:p>
        <text:p text:style-name="P49">WHERE (product &gt; 3 AND category = 75)</text:p>
        <text:p text:style-name="P49"/>
        <text:p text:style-name="Standard">the <text:span text:style-name="T15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50">SELECT name FROM world</text:p>
              <text:p text:style-name="P50"><text:s text:c="2"/>WHERE population &gt;</text:p>
              <text:p text:style-name="P50"><text:s text:c="5"/>(SELECT population FROM world</text:p>
              <text:p text:style-name="P14"><text:s text:c="6"/>WHERE name='Russia')</text:p>
            </table:table-cell>
          </table:table-row>
        </table:table>
        <text:p text:style-name="P49"/>
        <text:p text:style-name="P49"/>
        <text:p text:style-name="P50"/>
        <text:h text:style-name="P84" text:outline-level="2"/>
        <text:h text:style-name="P79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3">require 'sqlite3'</text:p>
              <text:p text:style-name="Preformatted_20_Text">$db = SQLite3::Database.new("dbfile")</text:p>
              <text:p text:style-name="Preformatted_20_Text">$db.results_as_hash = true <text:s text:c="2"/><text:span text:style-name="T35">#global var</text:span></text:p>
            </table:table-cell>
          </table:table-row>
          <table:table-row>
            <table:table-cell table:style-name="Table23.A2" office:value-type="string">
              <text:p text:style-name="P46">def <text:span text:style-name="T16">create_table</text:span></text:p>
              <text:p text:style-name="P46"><text:s text:c="2"/>puts "Creating people table"</text:p>
              <text:p text:style-name="P46"><text:s text:c="2"/>$db<text:span text:style-name="T16">.execute</text:span> %q{</text:p>
              <text:p text:style-name="P46"><text:s text:c="4"/><text:span text:style-name="T16">CREATE TABLE </text:span>people (</text:p>
              <text:p text:style-name="P46"><text:s text:c="4"/>id integer primary key,</text:p>
              <text:p text:style-name="P46"><text:s text:c="4"/>name varchar(50),</text:p>
              <text:p text:style-name="P46"><text:s text:c="4"/>job varchar(50),</text:p>
              <text:p text:style-name="P46"><text:s text:c="4"/>gender varchar(6),</text:p>
              <text:p text:style-name="P46"><text:s text:c="4"/>age integer)</text:p>
              <text:p text:style-name="P46"><text:s text:c="2"/>}</text:p>
              <text:p text:style-name="P46">end</text:p>
            </table:table-cell>
          </table:table-row>
          <table:table-row>
            <table:table-cell table:style-name="Table23.A2" office:value-type="string">
              <text:p text:style-name="P47">def <text:span text:style-name="T16">add_person</text:span></text:p>
              <text:p text:style-name="P47"><text:s text:c="2"/>puts "Enter name:"</text:p>
              <text:p text:style-name="P47"><text:s text:c="2"/>name <text:tab/> = gets.chomp</text:p>
              <text:p text:style-name="P47"><text:s text:c="2"/>puts "Enter job:"</text:p>
              <text:p text:style-name="P47"><text:s text:c="2"/>job <text:tab/> = gets.chomp</text:p>
              <text:p text:style-name="P47"><text:s text:c="2"/>puts "Enter gender:"</text:p>
              <text:p text:style-name="P47"><text:s text:c="2"/>gender = gets.chomp</text:p>
              <text:p text:style-name="P47"><text:s text:c="2"/>puts "Enter age:"</text:p>
              <text:p text:style-name="P47"><text:s text:c="2"/>age <text:tab/> = gets.chomp</text:p>
              <text:p text:style-name="P47"><text:s text:c="2"/>$db<text:span text:style-name="T16">.execute</text:span>("<text:span text:style-name="T16">INSERT INTO</text:span> people <text:s/></text:p>
              <text:p text:style-name="P47"><text:s text:c="2"/>(name, job, gender, age) <text:span text:style-name="T16">VALUES</text:span> </text:p>
              <text:p text:style-name="P47"><text:s text:c="2"/>(<text:span text:style-name="T16">?</text:span>, <text:span text:style-name="T16">?</text:span>, <text:span text:style-name="T16">?</text:span>, <text:span text:style-name="T16">?</text:span>)",name,job,gender,age)</text:p>
              <text:p text:style-name="P47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6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6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48"><text:s text:c="2"/>person = $db.<text:span text:style-name="T16">execute</text:span>("<text:span text:style-name="T16">SELECT</text:span> * FROM </text:p>
              <text:p text:style-name="P48"><text:s text:c="5"/>people <text:span text:style-name="T16">WHERE</text:span> name = ? OR id = ?", </text:p>
              <text:p text:style-name="P48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66"><text:span text:style-name="T36">The </text:span><text:span text:style-name="T14">$db.execute</text:span><text:span text:style-name="T36"> line cleverly checks both the name and id columns at the same tim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1b7532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8.</text:span><text:span text:style-name="MT8">7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2</text:page-number></text:span><text:span text:style-name="MT11">/</text:span><text:span text:style-name="MT11"><text:page-count>6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3-26T23:20:09.494879970</dc:date>
    <meta:editing-duration>P34DT36M27S</meta:editing-duration>
    <meta:editing-cycles>723</meta:editing-cycles>
    <meta:generator>LibreOffice/5.3.1.2$Linux_X86_64 LibreOffice_project/30m0$Build-2</meta:generator>
    <meta:document-statistic meta:table-count="27" meta:image-count="0" meta:object-count="0" meta:page-count="6" meta:paragraph-count="359" meta:word-count="1697" meta:character-count="10263" meta:non-whitespace-character-count="8672"/>
  </office:meta>
</office:document-meta>
</file>